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12cm"/>
    </style:style>
    <style:style style:name="gr2" style:family="graphic" style:parent-style-name="standard">
      <style:graphic-properties draw:stroke="none" svg:stroke-color="#000000" draw:fill="none" draw:fill-color="#ffffff" fo:min-height="0.744cm"/>
    </style:style>
    <style:style style:name="gr3" style:family="graphic" style:parent-style-name="standard">
      <style:graphic-properties svg:stroke-width="0.15cm" draw:marker-start-width="0.77cm" draw:marker-end-width="0.77cm" draw:fill-color="#ffffff" draw:textarea-horizontal-align="justify" draw:textarea-vertical-align="middle" draw:auto-grow-height="false" fo:min-height="1.722cm" fo:min-width="1.472cm" fo:padding-top="0.2cm" fo:padding-bottom="0.2cm" fo:padding-left="0.325cm" fo:padding-right="0.325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1cm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28cm"/>
    </style:style>
    <style:style style:name="gr7" style:family="graphic" style:parent-style-name="standard">
      <style:graphic-properties draw:stroke="none" svg:stroke-color="#000000" draw:fill="none" draw:fill-color="#ffffff" fo:min-height="0.445cm"/>
    </style:style>
    <style:style style:name="gr8" style:family="graphic" style:parent-style-name="standard">
      <style:graphic-properties svg:stroke-width="0.15cm" draw:marker-start-width="0.755cm" draw:marker-end-width="0.755cm" draw:fill-color="#ffffff" draw:textarea-horizontal-align="justify" draw:textarea-vertical-align="middle" draw:auto-grow-height="false" fo:min-height="1.722cm" fo:min-width="1.472cm" fo:padding-top="0.2cm" fo:padding-bottom="0.2cm" fo:padding-left="0.325cm" fo:padding-right="0.325cm"/>
    </style:style>
    <style:style style:name="gr9" style:family="graphic" style:parent-style-name="objectwithoutfill">
      <style:graphic-properties svg:stroke-width="0.15cm" draw:marker-start-width="0.755cm" draw:marker-end-width="0.755cm" draw:fill="none" draw:textarea-horizontal-align="center" draw:textarea-vertical-align="middle" fo:padding-top="0.2cm" fo:padding-bottom="0.2cm" fo:padding-left="0.325cm" fo:padding-right="0.325cm"/>
    </style:style>
    <style:style style:name="gr10" style:family="graphic" style:parent-style-name="standard">
      <style:graphic-properties draw:stroke="none" svg:stroke-color="#000000" draw:fill="none" draw:fill-color="#ffffff" fo:min-height="0.757cm"/>
    </style:style>
    <style:style style:name="gr11" style:family="graphic" style:parent-style-name="standard">
      <style:graphic-properties draw:stroke="none" svg:stroke-color="#000000" draw:fill="none" draw:fill-color="#ffffff" fo:min-height="0.823cm"/>
    </style:style>
    <style:style style:name="gr12" style:family="graphic" style:parent-style-name="standard">
      <style:graphic-properties draw:stroke="none" svg:stroke-color="#000000" draw:fill="none" draw:fill-color="#ffffff" fo:min-height="0.888cm"/>
    </style:style>
    <style:style style:name="gr13" style:family="graphic" style:parent-style-name="standard">
      <style:graphic-properties draw:stroke="none" svg:stroke-color="#000000" draw:fill="none" draw:fill-color="#ffffff" fo:min-height="0.418cm"/>
    </style:style>
    <style:style style:name="gr14" style:family="graphic" style:parent-style-name="standard">
      <style:graphic-properties draw:stroke="none" svg:stroke-color="#000000" draw:fill="none" draw:fill-color="#ffffff" fo:min-height="0.812cm"/>
    </style:style>
    <style:style style:name="gr15" style:family="graphic" style:parent-style-name="standard">
      <style:graphic-properties draw:stroke="none" svg:stroke-color="#000000" draw:fill="none" draw:fill-color="#ffffff" fo:min-height="0.453cm"/>
    </style:style>
    <style:style style:name="gr16" style:family="graphic" style:parent-style-name="standard">
      <style:graphic-properties draw:stroke="none" svg:stroke-color="#000000" draw:fill="none" draw:fill-color="#ffffff" fo:min-height="0.416cm"/>
    </style:style>
    <style:style style:name="gr17" style:family="graphic" style:parent-style-name="standard">
      <style:graphic-properties svg:stroke-width="0.15cm" svg:stroke-color="#000000" draw:marker-start-width="0.455cm" draw:marker-end-width="0.455cm" draw:fill-color="#ffffff" draw:textarea-horizontal-align="justify" draw:textarea-vertical-align="middle" draw:auto-grow-height="false" fo:min-height="1.722cm" fo:min-width="1.472cm" fo:padding-top="0.2cm" fo:padding-bottom="0.2cm" fo:padding-left="0.325cm" fo:padding-right="0.325cm"/>
    </style:style>
    <style:style style:name="gr18" style:family="graphic" style:parent-style-name="standard">
      <style:graphic-properties svg:stroke-width="0cm" svg:stroke-color="#000000" draw:marker-start-width="0.015cm" draw:marker-end-width="0.015cm" draw:fill-color="#00000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9" style:family="graphic" style:parent-style-name="standard">
      <style:graphic-properties svg:stroke-width="0.15cm" svg:stroke-color="#000000" draw:marker-start-width="0.455cm" draw:marker-end-width="0.455cm" draw:fill-color="#ffffff" draw:textarea-horizontal-align="justify" draw:textarea-vertical-align="middle" draw:auto-grow-height="false" fo:min-height="1.722cm" fo:min-width="1.472cm" fo:padding-top="0.2cm" fo:padding-bottom="0.2cm" fo:padding-left="0.325cm" fo:padding-right="0.325cm"/>
    </style:style>
    <style:style style:name="gr20" style:family="graphic" style:parent-style-name="standard">
      <style:graphic-properties draw:stroke="none" svg:stroke-color="#000000" draw:fill="none" draw:fill-color="#ffffff" fo:min-height="0.346cm"/>
    </style:style>
    <style:style style:name="gr21" style:family="graphic" style:parent-style-name="standard">
      <style:graphic-properties draw:stroke="none" svg:stroke-color="#000000" draw:fill="none" draw:fill-color="#ffffff" fo:min-height="1.61cm"/>
    </style:style>
    <style:style style:name="gr22" style:family="graphic" style:parent-style-name="standard">
      <style:graphic-properties draw:stroke="none" svg:stroke-color="#000000" draw:fill="none" draw:fill-color="#ffffff" fo:min-height="0.576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7pt"/>
    </style:style>
    <style:style style:name="P6" style:family="paragraph">
      <loext:graphic-properties draw:fill-color="#ffffff"/>
      <style:paragraph-properties fo:text-align="center"/>
      <style:text-properties style:text-position="-33% 58%"/>
    </style:style>
    <style:style style:name="P7" style:family="paragraph">
      <loext:graphic-properties draw:fill-color="#000000"/>
      <style:paragraph-properties fo:text-align="center"/>
      <style:text-properties style:text-position="-33% 58%"/>
    </style:style>
    <style:style style:name="T1" style:family="text">
      <style:text-properties fo:font-size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94cm" svg:height="0.662cm" svg:x="1.346cm" svg:y="1.212cm">
          <draw:text-box>
            <text:p>Aktives Spiel</text:p>
          </draw:text-box>
        </draw:frame>
        <draw:frame draw:style-name="gr1" draw:text-style-name="P1" draw:layer="layout" svg:width="2.721cm" svg:height="0.662cm" svg:x="5.451cm" svg:y="1.23cm">
          <draw:text-box>
            <text:p>Spielauswahl</text:p>
          </draw:text-box>
        </draw:frame>
        <draw:frame draw:style-name="gr1" draw:text-style-name="P1" draw:layer="layout" svg:width="2.646cm" svg:height="0.662cm" svg:x="9.603cm" svg:y="1.396cm">
          <draw:text-box>
            <text:p>Zeitmessung</text:p>
          </draw:text-box>
        </draw:frame>
        <draw:frame draw:style-name="gr1" draw:text-style-name="P1" draw:layer="layout" svg:width="1.724cm" svg:height="0.662cm" svg:x="1.83cm" svg:y="5.957cm">
          <draw:text-box>
            <text:p>Punkte</text:p>
          </draw:text-box>
        </draw:frame>
        <draw:frame draw:style-name="gr2" draw:text-style-name="P1" draw:layer="layout" svg:width="3.4cm" svg:height="0.994cm" svg:x="5.384cm" svg:y="5.991cm">
          <draw:text-box>
            <text:p>Gelbe/rote Karte</text:p>
          </draw:text-box>
        </draw:frame>
        <draw:g>
          <draw:custom-shape draw:style-name="gr3" draw:text-style-name="P2" draw:layer="layout" svg:width="3cm" svg:height="3cm" svg:x="1.118cm" svg:y="1.9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2cm" svg:x="3.718cm" svg:y="2.23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1cm" svg:height="0.1cm" svg:x="3.618cm" svg:y="2.237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.184cm" svg:y1="2.953cm" svg:x2="3.978cm" svg:y2="2.953cm">
            <text:p/>
          </draw:line>
          <draw:line draw:style-name="gr5" draw:text-style-name="P4" draw:layer="layout" svg:x1="1.271cm" svg:y1="4cm" svg:x2="3.98cm" svg:y2="4cm">
            <text:p/>
          </draw:line>
          <draw:frame draw:style-name="gr1" draw:text-style-name="P1" draw:layer="layout" svg:width="1.496cm" svg:height="0.662cm" svg:x="1.875cm" svg:y="2.161cm">
            <draw:text-box>
              <text:p>10:00</text:p>
            </draw:text-box>
          </draw:frame>
          <draw:frame draw:style-name="gr6" draw:text-style-name="P5" draw:layer="layout" svg:width="1.114cm" svg:height="0.53cm" svg:x="1.221cm" svg:y="2.525cm">
            <draw:text-box>
              <text:p><text:span text:style-name="T1">Nr.12</text:span></text:p>
            </draw:text-box>
          </draw:frame>
          <draw:frame draw:style-name="gr6" draw:text-style-name="P5" draw:layer="layout" svg:width="1.661cm" svg:height="0.53cm" svg:x="1cm" svg:y="3.497cm">
            <draw:text-box>
              <text:p><text:span text:style-name="T1">1. Halbzeit</text:span></text:p>
            </draw:text-box>
          </draw:frame>
          <draw:frame draw:style-name="gr1" draw:text-style-name="P1" draw:layer="layout" svg:width="1.496cm" svg:height="0.662cm" svg:x="1.862cm" svg:y="3.081cm">
            <draw:text-box>
              <text:p>40:00</text:p>
            </draw:text-box>
          </draw:frame>
          <draw:frame draw:style-name="gr7" draw:text-style-name="P1" draw:layer="layout" svg:width="2.038cm" svg:height="0.695cm" svg:x="1.603cm" svg:y="4.028cm">
            <draw:text-box>
              <text:p>T1 Vs T2</text:p>
            </draw:text-box>
          </draw:frame>
        </draw:g>
        <draw:g>
          <draw:custom-shape draw:style-name="gr8" draw:text-style-name="P2" draw:layer="layout" svg:width="3cm" svg:height="3cm" svg:x="5.328cm" svg:y="2.0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2cm" svg:x="7.928cm" svg:y="2.39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1cm" svg:height="0.1cm" svg:x="7.828cm" svg:y="2.391cm">
            <text:p/>
            <draw:enhanced-geometry svg:viewBox="0 0 21600 21600" draw:type="rectangle" draw:enhanced-path="M 0 0 L 21600 0 21600 21600 0 21600 0 0 Z N"/>
          </draw:custom-shape>
        </draw:g>
        <draw:line draw:style-name="gr9" draw:text-style-name="P4" draw:layer="layout" svg:x1="5.355cm" svg:y1="3.535cm" svg:x2="8.287cm" svg:y2="3.528cm">
          <text:p/>
        </draw:line>
        <draw:frame draw:style-name="gr10" draw:text-style-name="P1" draw:layer="layout" svg:width="3.251cm" svg:height="1.007cm" svg:x="5.255cm" svg:y="2.867cm">
          <draw:text-box>
            <text:p>Spiel auswählen</text:p>
          </draw:text-box>
        </draw:frame>
        <draw:frame draw:style-name="gr10" draw:text-style-name="P1" draw:layer="layout" svg:width="3.251cm" svg:height="1.007cm" svg:x="5.239cm" svg:y="3.563cm">
          <draw:text-box>
            <text:p>Spiel hinzufügen</text:p>
          </draw:text-box>
        </draw:frame>
        <draw:g>
          <draw:g>
            <draw:custom-shape draw:style-name="gr8" draw:text-style-name="P2" draw:layer="layout" svg:width="3cm" svg:height="3cm" svg:x="9.483cm" svg:y="2.0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4cm" svg:height="0.2cm" svg:x="12.083cm" svg:y="2.39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1cm" svg:height="0.1cm" svg:x="11.983cm" svg:y="2.39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" draw:layer="layout" svg:width="1.918cm" svg:height="1.073cm" svg:x="10.098cm" svg:y="2.272cm">
            <draw:text-box>
              <text:p>Halbzeit starten</text:p>
            </draw:text-box>
          </draw:frame>
          <draw:line draw:style-name="gr9" draw:text-style-name="P4" draw:layer="layout" svg:x1="9.486cm" svg:y1="3.536cm" svg:x2="12.418cm" svg:y2="3.529cm">
            <text:p/>
          </draw:line>
          <draw:frame draw:style-name="gr12" draw:text-style-name="P1" draw:layer="layout" svg:width="2.117cm" svg:height="1.138cm" svg:x="9.987cm" svg:y="3.575cm">
            <draw:text-box>
              <text:p>(Beenden/Reset)</text:p>
            </draw:text-box>
          </draw:frame>
        </draw:g>
        <draw:g>
          <draw:g>
            <draw:custom-shape draw:style-name="gr8" draw:text-style-name="P6" draw:layer="layout" svg:width="3cm" svg:height="3cm" svg:x="1.123cm" svg:y="6.9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7" draw:layer="layout" svg:width="0.4cm" svg:height="0.2cm" svg:x="3.723cm" svg:y="7.27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0.1cm" svg:height="0.1cm" svg:x="3.623cm" svg:y="7.274cm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9" draw:text-style-name="P4" draw:layer="layout" svg:x1="1.215cm" svg:y1="7.879cm" svg:x2="4.035cm" svg:y2="7.884cm">
              <text:p/>
            </draw:line>
            <draw:line draw:style-name="gr9" draw:text-style-name="P4" draw:layer="layout" svg:x1="1.201cm" svg:y1="8.808cm" svg:x2="4.021cm" svg:y2="8.813cm">
              <text:p/>
            </draw:line>
            <draw:frame draw:style-name="gr13" draw:text-style-name="P1" draw:layer="layout" svg:width="1.955cm" svg:height="0.668cm" svg:x="1.691cm" svg:y="7.202cm">
              <draw:text-box>
                <text:p>Versuch</text:p>
              </draw:text-box>
            </draw:frame>
            <draw:frame draw:style-name="gr14" draw:text-style-name="P1" draw:layer="layout" svg:width="2.118cm" svg:height="1.062cm" svg:x="1.615cm" svg:y="7.972cm">
              <draw:text-box>
                <text:p>Erhöhung</text:p>
              </draw:text-box>
            </draw:frame>
            <draw:frame draw:style-name="gr14" draw:text-style-name="P1" draw:layer="layout" svg:width="2.118cm" svg:height="1.062cm" svg:x="1.615cm" svg:y="7.972cm">
              <draw:text-box>
                <text:p>Erhöhung</text:p>
              </draw:text-box>
            </draw:frame>
            <draw:frame draw:style-name="gr11" draw:text-style-name="P1" draw:layer="layout" svg:width="2.061cm" svg:height="1.073cm" svg:x="1.619cm" svg:y="8.837cm">
              <draw:text-box>
                <text:p>Penalty/Drop-kick</text:p>
              </draw:text-box>
            </draw:frame>
          </draw:g>
        </draw:g>
        <draw:g>
          <draw:g>
            <draw:custom-shape draw:style-name="gr8" draw:text-style-name="P2" draw:layer="layout" svg:width="3cm" svg:height="3cm" svg:x="5.408cm" svg:y="7.1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4cm" svg:height="0.2cm" svg:x="8.008cm" svg:y="7.449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1cm" svg:height="0.1cm" svg:x="7.908cm" svg:y="7.449cm">
              <text:p/>
              <draw:enhanced-geometry svg:viewBox="0 0 21600 21600" draw:type="rectangle" draw:enhanced-path="M 0 0 L 21600 0 21600 21600 0 21600 0 0 Z N"/>
            </draw:custom-shape>
          </draw:g>
          <draw:line draw:style-name="gr9" draw:text-style-name="P4" draw:layer="layout" svg:x1="5.62cm" svg:y1="7.966cm" svg:x2="8.27cm" svg:y2="7.98cm">
            <text:p/>
          </draw:line>
          <draw:frame draw:style-name="gr15" draw:text-style-name="P1" draw:layer="layout" svg:width="1.897cm" svg:height="0.703cm" svg:x="5.965cm" svg:y="7.232cm">
            <draw:text-box>
              <text:p>Eingabe</text:p>
            </draw:text-box>
          </draw:frame>
          <draw:line draw:style-name="gr5" draw:text-style-name="P4" draw:layer="layout" svg:x1="7.378cm" svg:y1="10.045cm" svg:x2="7.378cm" svg:y2="8.034cm">
            <text:p/>
          </draw:line>
          <draw:line draw:style-name="gr5" draw:text-style-name="P4" draw:layer="layout" svg:x1="7.37cm" svg:y1="8.501cm" svg:x2="8.379cm" svg:y2="8.499cm">
            <text:p/>
          </draw:line>
          <draw:line draw:style-name="gr5" draw:text-style-name="P4" draw:layer="layout" svg:x1="5.429cm" svg:y1="8.502cm" svg:x2="7.356cm" svg:y2="8.502cm">
            <text:p/>
          </draw:line>
          <draw:line draw:style-name="gr5" draw:text-style-name="P4" draw:layer="layout" svg:x1="5.547cm" svg:y1="9.216cm" svg:x2="8.258cm" svg:y2="9.217cm">
            <text:p/>
          </draw:line>
          <draw:line draw:style-name="gr5" draw:text-style-name="P4" draw:layer="layout" svg:x1="6.04cm" svg:y1="7.963cm" svg:x2="6.04cm" svg:y2="9.89cm">
            <text:p/>
          </draw:line>
          <draw:line draw:style-name="gr5" draw:text-style-name="P4" draw:layer="layout" svg:x1="6.71cm" svg:y1="7.978cm" svg:x2="6.71cm" svg:y2="10.096cm">
            <text:p/>
          </draw:line>
          <draw:frame draw:style-name="gr15" draw:text-style-name="P1" draw:layer="layout" svg:width="2.761cm" svg:height="0.703cm" svg:x="5.532cm" svg:y="7.93cm">
            <draw:text-box>
              <text:p>1 <text:s text:c="2"/>2 <text:s text:c="3"/>3 <text:s text:c="3"/>0</text:p>
            </draw:text-box>
          </draw:frame>
          <draw:frame draw:style-name="gr15" draw:text-style-name="P1" draw:layer="layout" svg:width="2.88cm" svg:height="0.703cm" svg:x="5.521cm" svg:y="8.56cm">
            <draw:text-box>
              <text:p>4 <text:s text:c="2"/>5 <text:s text:c="3"/>6 <text:s text:c="4"/>T1</text:p>
            </draw:text-box>
          </draw:frame>
          <draw:frame draw:style-name="gr15" draw:text-style-name="P1" draw:layer="layout" svg:width="2.803cm" svg:height="0.703cm" svg:x="5.546cm" svg:y="9.105cm">
            <draw:text-box>
              <text:p>7 <text:s text:c="2"/>8 <text:s text:c="3"/>9 <text:s text:c="4"/>T2</text:p>
            </draw:text-box>
          </draw:frame>
        </draw:g>
        <draw:frame draw:style-name="gr16" draw:text-style-name="P1" draw:layer="layout" svg:width="2.555cm" svg:height="0.666cm" svg:x="9.848cm" svg:y="6.114cm">
          <draw:text-box>
            <text:p>Bestätigung</text:p>
          </draw:text-box>
        </draw:frame>
        <draw:g>
          <draw:g>
            <draw:custom-shape draw:style-name="gr17" draw:text-style-name="P2" draw:layer="layout" svg:width="3cm" svg:height="3cm" svg:x="9.616cm" svg:y="7.2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3" draw:layer="layout" svg:width="0.4cm" svg:height="0.2cm" svg:x="12.216cm" svg:y="7.515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3" draw:layer="layout" svg:width="0.1cm" svg:height="0.1cm" svg:x="12.116cm" svg:y="7.515cm">
              <text:p/>
              <draw:enhanced-geometry svg:viewBox="0 0 21600 21600" draw:type="rectangle" draw:enhanced-path="M 0 0 L 21600 0 21600 21600 0 21600 0 0 Z N"/>
            </draw:custom-shape>
          </draw:g>
          <draw:line draw:style-name="gr9" draw:text-style-name="P4" draw:layer="layout" svg:x1="10.347cm" svg:y1="7.429cm" svg:x2="10.347cm" svg:y2="9.969cm">
            <text:p/>
          </draw:line>
          <draw:line draw:style-name="gr9" draw:text-style-name="P4" draw:layer="layout" svg:x1="11.89cm" svg:y1="7.422cm" svg:x2="11.89cm" svg:y2="9.962cm">
            <text:p/>
          </draw:line>
          <draw:g>
            <draw:line draw:style-name="gr5" draw:text-style-name="P4" draw:layer="layout" svg:x1="9.84cm" svg:y1="8.571cm" svg:x2="10.179cm" svg:y2="8.91cm">
              <text:p/>
            </draw:line>
            <draw:line draw:style-name="gr5" draw:text-style-name="P4" draw:layer="layout" svg:x1="10.178cm" svg:y1="8.572cm" svg:x2="9.839cm" svg:y2="8.911cm">
              <text:p/>
            </draw:line>
          </draw:g>
          <draw:g>
            <draw:line draw:style-name="gr5" draw:text-style-name="P4" draw:layer="layout" svg:x1="12.455cm" svg:y1="8.588cm" svg:x2="12.155cm" svg:y2="8.888cm">
              <text:p/>
            </draw:line>
            <draw:line draw:style-name="gr5" draw:text-style-name="P4" draw:layer="layout" svg:x1="12.224cm" svg:y1="8.888cm" svg:x2="12.024cm" svg:y2="8.688cm">
              <text:p/>
            </draw:line>
          </draw:g>
        </draw:g>
        <draw:frame draw:style-name="gr16" draw:text-style-name="P1" draw:layer="layout" svg:width="2.555cm" svg:height="0.666cm" svg:x="13.463cm" svg:y="6.192cm">
          <draw:text-box>
            <text:p>Bestätigung</text:p>
          </draw:text-box>
        </draw:frame>
        <draw:g>
          <draw:g>
            <draw:custom-shape draw:style-name="gr17" draw:text-style-name="P2" draw:layer="layout" svg:width="3cm" svg:height="3cm" svg:x="13.241cm" svg:y="7.2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3" draw:layer="layout" svg:width="0.4cm" svg:height="0.2cm" svg:x="15.841cm" svg:y="7.59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3" draw:layer="layout" svg:width="0.1cm" svg:height="0.1cm" svg:x="15.741cm" svg:y="7.593cm">
              <text:p/>
              <draw:enhanced-geometry svg:viewBox="0 0 21600 21600" draw:type="rectangle" draw:enhanced-path="M 0 0 L 21600 0 21600 21600 0 21600 0 0 Z N"/>
            </draw:custom-shape>
          </draw:g>
          <draw:line draw:style-name="gr9" draw:text-style-name="P4" draw:layer="layout" svg:x1="13.972cm" svg:y1="7.507cm" svg:x2="13.972cm" svg:y2="10.047cm">
            <text:p/>
          </draw:line>
          <draw:line draw:style-name="gr9" draw:text-style-name="P4" draw:layer="layout" svg:x1="15.515cm" svg:y1="7.5cm" svg:x2="15.515cm" svg:y2="10.04cm">
            <text:p/>
          </draw:line>
          <draw:g>
            <draw:line draw:style-name="gr5" draw:text-style-name="P4" draw:layer="layout" svg:x1="13.465cm" svg:y1="8.649cm" svg:x2="13.804cm" svg:y2="8.988cm">
              <text:p/>
            </draw:line>
            <draw:line draw:style-name="gr5" draw:text-style-name="P4" draw:layer="layout" svg:x1="13.803cm" svg:y1="8.65cm" svg:x2="13.464cm" svg:y2="8.989cm">
              <text:p/>
            </draw:line>
          </draw:g>
          <draw:g>
            <draw:line draw:style-name="gr5" draw:text-style-name="P4" draw:layer="layout" svg:x1="16.08cm" svg:y1="8.666cm" svg:x2="15.78cm" svg:y2="8.966cm">
              <text:p/>
            </draw:line>
            <draw:line draw:style-name="gr5" draw:text-style-name="P4" draw:layer="layout" svg:x1="15.849cm" svg:y1="8.966cm" svg:x2="15.649cm" svg:y2="8.766cm">
              <text:p/>
            </draw:line>
          </draw:g>
        </draw:g>
        <draw:g>
          <draw:custom-shape draw:style-name="gr19" draw:text-style-name="P2" draw:layer="layout" svg:width="3cm" svg:height="3cm" svg:x="13.172cm" svg:y="2.2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3" draw:layer="layout" svg:width="0.4cm" svg:height="0.2cm" svg:x="15.772cm" svg:y="2.56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0.1cm" svg:height="0.1cm" svg:x="15.672cm" svg:y="2.563cm">
            <text:p/>
            <draw:enhanced-geometry svg:viewBox="0 0 21600 21600" draw:type="rectangle" draw:enhanced-path="M 0 0 L 21600 0 21600 21600 0 21600 0 0 Z N"/>
          </draw:custom-shape>
          <draw:line draw:style-name="gr9" draw:text-style-name="P4" draw:layer="layout" svg:x1="14.09cm" svg:y1="2.381cm" svg:x2="14.099cm" svg:y2="5.176cm">
            <text:p/>
          </draw:line>
          <draw:line draw:style-name="gr9" draw:text-style-name="P4" draw:layer="layout" svg:x1="15.325cm" svg:y1="2.378cm" svg:x2="15.325cm" svg:y2="5.173cm">
            <text:p/>
          </draw:line>
          <draw:frame draw:style-name="gr20" draw:text-style-name="P1" draw:layer="layout" svg:width="0.946cm" svg:height="0.662cm" svg:x="13.089cm" svg:y="3.443cm">
            <draw:text-box>
              <text:p>T1</text:p>
            </draw:text-box>
          </draw:frame>
          <draw:frame draw:style-name="gr20" draw:text-style-name="P1" draw:layer="layout" svg:width="0.946cm" svg:height="0.662cm" svg:x="15.361cm" svg:y="3.435cm">
            <draw:text-box>
              <text:p>T2</text:p>
            </draw:text-box>
          </draw:frame>
          <draw:frame draw:style-name="gr21" draw:text-style-name="P1" draw:layer="layout" svg:width="1.455cm" svg:height="1.895cm" svg:x="13.993cm" svg:y="2.853cm">
            <draw:text-box>
              <text:p>Welches Team?</text:p>
            </draw:text-box>
          </draw:frame>
        </draw:g>
        <draw:frame draw:style-name="gr22" draw:text-style-name="P1" draw:layer="layout" svg:width="3.005cm" svg:height="0.826cm" svg:x="13.387cm" svg:y="1.49cm">
          <draw:text-box>
            <text:p>Team Auswahl</text:p>
          </draw:text-box>
        </draw:frame>
        <draw:g>
          <draw:custom-shape draw:style-name="gr19" draw:text-style-name="P2" draw:layer="layout" svg:width="3cm" svg:height="3cm" svg:x="16.877cm" svg:y="2.3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3" draw:layer="layout" svg:width="0.4cm" svg:height="0.2cm" svg:x="19.477cm" svg:y="2.632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0.1cm" svg:height="0.1cm" svg:x="19.377cm" svg:y="2.632cm">
            <text:p/>
            <draw:enhanced-geometry svg:viewBox="0 0 21600 21600" draw:type="rectangle" draw:enhanced-path="M 0 0 L 21600 0 21600 21600 0 21600 0 0 Z N"/>
          </draw:custom-shape>
          <draw:line draw:style-name="gr9" draw:text-style-name="P4" draw:layer="layout" svg:x1="17.795cm" svg:y1="2.45cm" svg:x2="17.804cm" svg:y2="5.245cm">
            <text:p/>
          </draw:line>
          <draw:line draw:style-name="gr9" draw:text-style-name="P4" draw:layer="layout" svg:x1="19.03cm" svg:y1="2.447cm" svg:x2="19.03cm" svg:y2="5.242cm">
            <text:p/>
          </draw:line>
          <draw:frame draw:style-name="gr20" draw:text-style-name="P1" draw:layer="layout" svg:width="0.946cm" svg:height="0.662cm" svg:x="16.794cm" svg:y="3.512cm">
            <draw:text-box>
              <text:p>T1</text:p>
            </draw:text-box>
          </draw:frame>
          <draw:frame draw:style-name="gr20" draw:text-style-name="P1" draw:layer="layout" svg:width="0.946cm" svg:height="0.662cm" svg:x="19.066cm" svg:y="3.504cm">
            <draw:text-box>
              <text:p>T2</text:p>
            </draw:text-box>
          </draw:frame>
          <draw:frame draw:style-name="gr21" draw:text-style-name="P1" draw:layer="layout" svg:width="1.455cm" svg:height="1.895cm" svg:x="17.698cm" svg:y="2.922cm">
            <draw:text-box>
              <text:p>Welches Team?</text:p>
            </draw:text-box>
          </draw:frame>
        </draw:g>
        <draw:frame draw:style-name="gr22" draw:text-style-name="P1" draw:layer="layout" svg:width="3.005cm" svg:height="0.826cm" svg:x="17.092cm" svg:y="1.559cm">
          <draw:text-box>
            <text:p>Team Auswahl</text:p>
          </draw:text-box>
        </draw:frame>
        <draw:frame draw:style-name="gr2" draw:text-style-name="P1" draw:layer="layout" svg:width="3.4cm" svg:height="0.994cm" svg:x="16.768cm" svg:y="6.092cm">
          <draw:text-box>
            <text:p>Gelbe/rote Karte</text:p>
          </draw:text-box>
        </draw:frame>
        <draw:g>
          <draw:g>
            <draw:custom-shape draw:style-name="gr8" draw:text-style-name="P2" draw:layer="layout" svg:width="3cm" svg:height="3cm" svg:x="16.792cm" svg:y="7.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4cm" svg:height="0.2cm" svg:x="19.392cm" svg:y="7.55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1cm" svg:height="0.1cm" svg:x="19.292cm" svg:y="7.55cm">
              <text:p/>
              <draw:enhanced-geometry svg:viewBox="0 0 21600 21600" draw:type="rectangle" draw:enhanced-path="M 0 0 L 21600 0 21600 21600 0 21600 0 0 Z N"/>
            </draw:custom-shape>
          </draw:g>
          <draw:line draw:style-name="gr9" draw:text-style-name="P4" draw:layer="layout" svg:x1="17.004cm" svg:y1="8.067cm" svg:x2="19.654cm" svg:y2="8.081cm">
            <text:p/>
          </draw:line>
          <draw:frame draw:style-name="gr15" draw:text-style-name="P1" draw:layer="layout" svg:width="1.897cm" svg:height="0.703cm" svg:x="17.349cm" svg:y="7.333cm">
            <draw:text-box>
              <text:p>Eingabe</text:p>
            </draw:text-box>
          </draw:frame>
          <draw:line draw:style-name="gr5" draw:text-style-name="P4" draw:layer="layout" svg:x1="18.762cm" svg:y1="10.146cm" svg:x2="18.762cm" svg:y2="8.135cm">
            <text:p/>
          </draw:line>
          <draw:line draw:style-name="gr5" draw:text-style-name="P4" draw:layer="layout" svg:x1="18.754cm" svg:y1="8.602cm" svg:x2="19.763cm" svg:y2="8.6cm">
            <text:p/>
          </draw:line>
          <draw:line draw:style-name="gr5" draw:text-style-name="P4" draw:layer="layout" svg:x1="16.813cm" svg:y1="8.603cm" svg:x2="18.74cm" svg:y2="8.603cm">
            <text:p/>
          </draw:line>
          <draw:line draw:style-name="gr5" draw:text-style-name="P4" draw:layer="layout" svg:x1="16.931cm" svg:y1="9.317cm" svg:x2="19.642cm" svg:y2="9.318cm">
            <text:p/>
          </draw:line>
          <draw:line draw:style-name="gr5" draw:text-style-name="P4" draw:layer="layout" svg:x1="17.424cm" svg:y1="8.064cm" svg:x2="17.424cm" svg:y2="9.991cm">
            <text:p/>
          </draw:line>
          <draw:line draw:style-name="gr5" draw:text-style-name="P4" draw:layer="layout" svg:x1="18.094cm" svg:y1="8.079cm" svg:x2="18.094cm" svg:y2="10.197cm">
            <text:p/>
          </draw:line>
          <draw:frame draw:style-name="gr15" draw:text-style-name="P1" draw:layer="layout" svg:width="2.761cm" svg:height="0.703cm" svg:x="16.916cm" svg:y="8.031cm">
            <draw:text-box>
              <text:p>1 <text:s text:c="2"/>2 <text:s text:c="3"/>3 <text:s text:c="3"/>0</text:p>
            </draw:text-box>
          </draw:frame>
          <draw:frame draw:style-name="gr15" draw:text-style-name="P1" draw:layer="layout" svg:width="2.88cm" svg:height="0.703cm" svg:x="16.905cm" svg:y="8.661cm">
            <draw:text-box>
              <text:p>4 <text:s text:c="2"/>5 <text:s text:c="3"/>6 <text:s text:c="4"/>T1</text:p>
            </draw:text-box>
          </draw:frame>
          <draw:frame draw:style-name="gr15" draw:text-style-name="P1" draw:layer="layout" svg:width="2.803cm" svg:height="0.703cm" svg:x="16.93cm" svg:y="9.206cm">
            <draw:text-box>
              <text:p>7 <text:s text:c="2"/>8 <text:s text:c="3"/>9 <text:s text:c="4"/>T2</text:p>
            </draw:text-box>
          </draw:frame>
        </draw:g>
        <draw:frame draw:style-name="gr1" draw:text-style-name="P1" draw:layer="layout" svg:width="2.694cm" svg:height="0.662cm" svg:x="1.346cm" svg:y="10.194cm">
          <draw:text-box>
            <text:p>Aktives Spiel</text:p>
          </draw:text-box>
        </draw:frame>
        <draw:frame draw:style-name="gr1" draw:text-style-name="P1" draw:layer="layout" svg:width="2.721cm" svg:height="0.662cm" svg:x="5.451cm" svg:y="10.212cm">
          <draw:text-box>
            <text:p>Spielauswahl</text:p>
          </draw:text-box>
        </draw:frame>
        <draw:frame draw:style-name="gr1" draw:text-style-name="P1" draw:layer="layout" svg:width="2.646cm" svg:height="0.662cm" svg:x="9.603cm" svg:y="10.378cm">
          <draw:text-box>
            <text:p>Zeitmessung</text:p>
          </draw:text-box>
        </draw:frame>
        <draw:frame draw:style-name="gr1" draw:text-style-name="P1" draw:layer="layout" svg:width="1.724cm" svg:height="0.662cm" svg:x="1.83cm" svg:y="14.939cm">
          <draw:text-box>
            <text:p>Punkte</text:p>
          </draw:text-box>
        </draw:frame>
        <draw:frame draw:style-name="gr2" draw:text-style-name="P1" draw:layer="layout" svg:width="3.4cm" svg:height="0.994cm" svg:x="5.384cm" svg:y="14.973cm">
          <draw:text-box>
            <text:p>Gelbe/rote Karte</text:p>
          </draw:text-box>
        </draw:frame>
        <draw:g>
          <draw:custom-shape draw:style-name="gr3" draw:text-style-name="P2" draw:layer="layout" svg:width="3cm" svg:height="3cm" svg:x="1.118cm" svg:y="10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2cm" svg:x="3.718cm" svg:y="11.21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1cm" svg:height="0.1cm" svg:x="3.618cm" svg:y="11.219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.184cm" svg:y1="11.935cm" svg:x2="3.978cm" svg:y2="11.935cm">
            <text:p/>
          </draw:line>
          <draw:line draw:style-name="gr5" draw:text-style-name="P4" draw:layer="layout" svg:x1="1.271cm" svg:y1="12.982cm" svg:x2="3.98cm" svg:y2="12.982cm">
            <text:p/>
          </draw:line>
          <draw:frame draw:style-name="gr1" draw:text-style-name="P1" draw:layer="layout" svg:width="1.496cm" svg:height="0.662cm" svg:x="1.875cm" svg:y="11.143cm">
            <draw:text-box>
              <text:p>10:00</text:p>
            </draw:text-box>
          </draw:frame>
          <draw:frame draw:style-name="gr6" draw:text-style-name="P5" draw:layer="layout" svg:width="1.114cm" svg:height="0.53cm" svg:x="1.221cm" svg:y="11.507cm">
            <draw:text-box>
              <text:p><text:span text:style-name="T1">Nr.12</text:span></text:p>
            </draw:text-box>
          </draw:frame>
          <draw:frame draw:style-name="gr6" draw:text-style-name="P5" draw:layer="layout" svg:width="1.661cm" svg:height="0.53cm" svg:x="1cm" svg:y="12.479cm">
            <draw:text-box>
              <text:p><text:span text:style-name="T1">1. Halbzeit</text:span></text:p>
            </draw:text-box>
          </draw:frame>
          <draw:frame draw:style-name="gr1" draw:text-style-name="P1" draw:layer="layout" svg:width="1.496cm" svg:height="0.662cm" svg:x="1.862cm" svg:y="12.063cm">
            <draw:text-box>
              <text:p>40:00</text:p>
            </draw:text-box>
          </draw:frame>
          <draw:frame draw:style-name="gr7" draw:text-style-name="P1" draw:layer="layout" svg:width="2.038cm" svg:height="0.695cm" svg:x="1.603cm" svg:y="13.01cm">
            <draw:text-box>
              <text:p>T1 Vs T2</text:p>
            </draw:text-box>
          </draw:frame>
        </draw:g>
        <draw:g>
          <draw:custom-shape draw:style-name="gr8" draw:text-style-name="P2" draw:layer="layout" svg:width="3cm" svg:height="3cm" svg:x="5.328cm" svg:y="11.0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2cm" svg:x="7.928cm" svg:y="11.37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1cm" svg:height="0.1cm" svg:x="7.828cm" svg:y="11.373cm">
            <text:p/>
            <draw:enhanced-geometry svg:viewBox="0 0 21600 21600" draw:type="rectangle" draw:enhanced-path="M 0 0 L 21600 0 21600 21600 0 21600 0 0 Z N"/>
          </draw:custom-shape>
        </draw:g>
        <draw:line draw:style-name="gr9" draw:text-style-name="P4" draw:layer="layout" svg:x1="5.355cm" svg:y1="12.517cm" svg:x2="8.287cm" svg:y2="12.51cm">
          <text:p/>
        </draw:line>
        <draw:frame draw:style-name="gr10" draw:text-style-name="P1" draw:layer="layout" svg:width="3.251cm" svg:height="1.007cm" svg:x="5.255cm" svg:y="11.849cm">
          <draw:text-box>
            <text:p>Spiel auswählen</text:p>
          </draw:text-box>
        </draw:frame>
        <draw:frame draw:style-name="gr10" draw:text-style-name="P1" draw:layer="layout" svg:width="3.251cm" svg:height="1.007cm" svg:x="5.239cm" svg:y="12.545cm">
          <draw:text-box>
            <text:p>Spiel hinzufügen</text:p>
          </draw:text-box>
        </draw:frame>
        <draw:g>
          <draw:g>
            <draw:custom-shape draw:style-name="gr8" draw:text-style-name="P2" draw:layer="layout" svg:width="3cm" svg:height="3cm" svg:x="9.483cm" svg:y="11.0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4cm" svg:height="0.2cm" svg:x="12.083cm" svg:y="11.374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1cm" svg:height="0.1cm" svg:x="11.983cm" svg:y="11.37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" draw:layer="layout" svg:width="1.918cm" svg:height="1.073cm" svg:x="10.098cm" svg:y="11.254cm">
            <draw:text-box>
              <text:p>Halbzeit starten</text:p>
            </draw:text-box>
          </draw:frame>
          <draw:line draw:style-name="gr9" draw:text-style-name="P4" draw:layer="layout" svg:x1="9.486cm" svg:y1="12.518cm" svg:x2="12.418cm" svg:y2="12.511cm">
            <text:p/>
          </draw:line>
          <draw:frame draw:style-name="gr12" draw:text-style-name="P1" draw:layer="layout" svg:width="2.117cm" svg:height="1.138cm" svg:x="9.987cm" svg:y="12.557cm">
            <draw:text-box>
              <text:p>(Beenden/Reset)</text:p>
            </draw:text-box>
          </draw:frame>
        </draw:g>
        <draw:g>
          <draw:g>
            <draw:custom-shape draw:style-name="gr8" draw:text-style-name="P6" draw:layer="layout" svg:width="3cm" svg:height="3cm" svg:x="1.123cm" svg:y="15.9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7" draw:layer="layout" svg:width="0.4cm" svg:height="0.2cm" svg:x="3.723cm" svg:y="16.256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0.1cm" svg:height="0.1cm" svg:x="3.623cm" svg:y="16.256cm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9" draw:text-style-name="P4" draw:layer="layout" svg:x1="1.215cm" svg:y1="16.861cm" svg:x2="4.035cm" svg:y2="16.866cm">
              <text:p/>
            </draw:line>
            <draw:line draw:style-name="gr9" draw:text-style-name="P4" draw:layer="layout" svg:x1="1.201cm" svg:y1="17.79cm" svg:x2="4.021cm" svg:y2="17.795cm">
              <text:p/>
            </draw:line>
            <draw:frame draw:style-name="gr13" draw:text-style-name="P1" draw:layer="layout" svg:width="1.955cm" svg:height="0.668cm" svg:x="1.691cm" svg:y="16.184cm">
              <draw:text-box>
                <text:p>Versuch</text:p>
              </draw:text-box>
            </draw:frame>
            <draw:frame draw:style-name="gr14" draw:text-style-name="P1" draw:layer="layout" svg:width="2.118cm" svg:height="1.062cm" svg:x="1.615cm" svg:y="16.954cm">
              <draw:text-box>
                <text:p>Erhöhung</text:p>
              </draw:text-box>
            </draw:frame>
            <draw:frame draw:style-name="gr14" draw:text-style-name="P1" draw:layer="layout" svg:width="2.118cm" svg:height="1.062cm" svg:x="1.615cm" svg:y="16.954cm">
              <draw:text-box>
                <text:p>Erhöhung</text:p>
              </draw:text-box>
            </draw:frame>
            <draw:frame draw:style-name="gr11" draw:text-style-name="P1" draw:layer="layout" svg:width="2.061cm" svg:height="1.073cm" svg:x="1.619cm" svg:y="17.819cm">
              <draw:text-box>
                <text:p>Penalty/Drop-kick</text:p>
              </draw:text-box>
            </draw:frame>
          </draw:g>
        </draw:g>
        <draw:g>
          <draw:g>
            <draw:custom-shape draw:style-name="gr8" draw:text-style-name="P2" draw:layer="layout" svg:width="3cm" svg:height="3cm" svg:x="5.408cm" svg:y="16.1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4cm" svg:height="0.2cm" svg:x="8.008cm" svg:y="16.43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1cm" svg:height="0.1cm" svg:x="7.908cm" svg:y="16.431cm">
              <text:p/>
              <draw:enhanced-geometry svg:viewBox="0 0 21600 21600" draw:type="rectangle" draw:enhanced-path="M 0 0 L 21600 0 21600 21600 0 21600 0 0 Z N"/>
            </draw:custom-shape>
          </draw:g>
          <draw:line draw:style-name="gr9" draw:text-style-name="P4" draw:layer="layout" svg:x1="5.62cm" svg:y1="16.948cm" svg:x2="8.27cm" svg:y2="16.962cm">
            <text:p/>
          </draw:line>
          <draw:frame draw:style-name="gr15" draw:text-style-name="P1" draw:layer="layout" svg:width="1.897cm" svg:height="0.703cm" svg:x="5.965cm" svg:y="16.214cm">
            <draw:text-box>
              <text:p>Eingabe</text:p>
            </draw:text-box>
          </draw:frame>
          <draw:line draw:style-name="gr5" draw:text-style-name="P4" draw:layer="layout" svg:x1="7.378cm" svg:y1="19.027cm" svg:x2="7.378cm" svg:y2="17.016cm">
            <text:p/>
          </draw:line>
          <draw:line draw:style-name="gr5" draw:text-style-name="P4" draw:layer="layout" svg:x1="7.37cm" svg:y1="17.483cm" svg:x2="8.379cm" svg:y2="17.481cm">
            <text:p/>
          </draw:line>
          <draw:line draw:style-name="gr5" draw:text-style-name="P4" draw:layer="layout" svg:x1="5.429cm" svg:y1="17.484cm" svg:x2="7.356cm" svg:y2="17.484cm">
            <text:p/>
          </draw:line>
          <draw:line draw:style-name="gr5" draw:text-style-name="P4" draw:layer="layout" svg:x1="5.547cm" svg:y1="18.198cm" svg:x2="8.258cm" svg:y2="18.199cm">
            <text:p/>
          </draw:line>
          <draw:line draw:style-name="gr5" draw:text-style-name="P4" draw:layer="layout" svg:x1="6.04cm" svg:y1="16.945cm" svg:x2="6.04cm" svg:y2="18.872cm">
            <text:p/>
          </draw:line>
          <draw:line draw:style-name="gr5" draw:text-style-name="P4" draw:layer="layout" svg:x1="6.71cm" svg:y1="16.96cm" svg:x2="6.71cm" svg:y2="19.078cm">
            <text:p/>
          </draw:line>
          <draw:frame draw:style-name="gr15" draw:text-style-name="P1" draw:layer="layout" svg:width="2.761cm" svg:height="0.703cm" svg:x="5.532cm" svg:y="16.912cm">
            <draw:text-box>
              <text:p>1 <text:s text:c="2"/>2 <text:s text:c="3"/>3 <text:s text:c="3"/>0</text:p>
            </draw:text-box>
          </draw:frame>
          <draw:frame draw:style-name="gr15" draw:text-style-name="P1" draw:layer="layout" svg:width="2.88cm" svg:height="0.703cm" svg:x="5.521cm" svg:y="17.542cm">
            <draw:text-box>
              <text:p>4 <text:s text:c="2"/>5 <text:s text:c="3"/>6 <text:s text:c="4"/>T1</text:p>
            </draw:text-box>
          </draw:frame>
          <draw:frame draw:style-name="gr15" draw:text-style-name="P1" draw:layer="layout" svg:width="2.803cm" svg:height="0.703cm" svg:x="5.546cm" svg:y="18.087cm">
            <draw:text-box>
              <text:p>7 <text:s text:c="2"/>8 <text:s text:c="3"/>9 <text:s text:c="4"/>T2</text:p>
            </draw:text-box>
          </draw:frame>
        </draw:g>
        <draw:frame draw:style-name="gr16" draw:text-style-name="P1" draw:layer="layout" svg:width="2.555cm" svg:height="0.666cm" svg:x="9.848cm" svg:y="15.096cm">
          <draw:text-box>
            <text:p>Bestätigung</text:p>
          </draw:text-box>
        </draw:frame>
        <draw:g>
          <draw:g>
            <draw:custom-shape draw:style-name="gr17" draw:text-style-name="P2" draw:layer="layout" svg:width="3cm" svg:height="3cm" svg:x="9.616cm" svg:y="16.1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3" draw:layer="layout" svg:width="0.4cm" svg:height="0.2cm" svg:x="12.216cm" svg:y="16.497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3" draw:layer="layout" svg:width="0.1cm" svg:height="0.1cm" svg:x="12.116cm" svg:y="16.497cm">
              <text:p/>
              <draw:enhanced-geometry svg:viewBox="0 0 21600 21600" draw:type="rectangle" draw:enhanced-path="M 0 0 L 21600 0 21600 21600 0 21600 0 0 Z N"/>
            </draw:custom-shape>
          </draw:g>
          <draw:line draw:style-name="gr9" draw:text-style-name="P4" draw:layer="layout" svg:x1="10.347cm" svg:y1="16.411cm" svg:x2="10.347cm" svg:y2="18.951cm">
            <text:p/>
          </draw:line>
          <draw:line draw:style-name="gr9" draw:text-style-name="P4" draw:layer="layout" svg:x1="11.89cm" svg:y1="16.404cm" svg:x2="11.89cm" svg:y2="18.944cm">
            <text:p/>
          </draw:line>
          <draw:g>
            <draw:line draw:style-name="gr5" draw:text-style-name="P4" draw:layer="layout" svg:x1="9.84cm" svg:y1="17.553cm" svg:x2="10.179cm" svg:y2="17.892cm">
              <text:p/>
            </draw:line>
            <draw:line draw:style-name="gr5" draw:text-style-name="P4" draw:layer="layout" svg:x1="10.178cm" svg:y1="17.554cm" svg:x2="9.839cm" svg:y2="17.893cm">
              <text:p/>
            </draw:line>
          </draw:g>
          <draw:g>
            <draw:line draw:style-name="gr5" draw:text-style-name="P4" draw:layer="layout" svg:x1="12.455cm" svg:y1="17.57cm" svg:x2="12.155cm" svg:y2="17.87cm">
              <text:p/>
            </draw:line>
            <draw:line draw:style-name="gr5" draw:text-style-name="P4" draw:layer="layout" svg:x1="12.224cm" svg:y1="17.87cm" svg:x2="12.024cm" svg:y2="17.67cm">
              <text:p/>
            </draw:line>
          </draw:g>
        </draw:g>
        <draw:frame draw:style-name="gr16" draw:text-style-name="P1" draw:layer="layout" svg:width="2.555cm" svg:height="0.666cm" svg:x="13.463cm" svg:y="15.174cm">
          <draw:text-box>
            <text:p>Bestätigung</text:p>
          </draw:text-box>
        </draw:frame>
        <draw:g>
          <draw:g>
            <draw:custom-shape draw:style-name="gr17" draw:text-style-name="P2" draw:layer="layout" svg:width="3cm" svg:height="3cm" svg:x="13.241cm" svg:y="16.2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3" draw:layer="layout" svg:width="0.4cm" svg:height="0.2cm" svg:x="15.841cm" svg:y="16.575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3" draw:layer="layout" svg:width="0.1cm" svg:height="0.1cm" svg:x="15.741cm" svg:y="16.575cm">
              <text:p/>
              <draw:enhanced-geometry svg:viewBox="0 0 21600 21600" draw:type="rectangle" draw:enhanced-path="M 0 0 L 21600 0 21600 21600 0 21600 0 0 Z N"/>
            </draw:custom-shape>
          </draw:g>
          <draw:line draw:style-name="gr9" draw:text-style-name="P4" draw:layer="layout" svg:x1="13.972cm" svg:y1="16.489cm" svg:x2="13.972cm" svg:y2="19.029cm">
            <text:p/>
          </draw:line>
          <draw:line draw:style-name="gr9" draw:text-style-name="P4" draw:layer="layout" svg:x1="15.515cm" svg:y1="16.482cm" svg:x2="15.515cm" svg:y2="19.022cm">
            <text:p/>
          </draw:line>
          <draw:g>
            <draw:line draw:style-name="gr5" draw:text-style-name="P4" draw:layer="layout" svg:x1="13.465cm" svg:y1="17.631cm" svg:x2="13.804cm" svg:y2="17.97cm">
              <text:p/>
            </draw:line>
            <draw:line draw:style-name="gr5" draw:text-style-name="P4" draw:layer="layout" svg:x1="13.803cm" svg:y1="17.632cm" svg:x2="13.464cm" svg:y2="17.971cm">
              <text:p/>
            </draw:line>
          </draw:g>
          <draw:g>
            <draw:line draw:style-name="gr5" draw:text-style-name="P4" draw:layer="layout" svg:x1="16.08cm" svg:y1="17.648cm" svg:x2="15.78cm" svg:y2="17.948cm">
              <text:p/>
            </draw:line>
            <draw:line draw:style-name="gr5" draw:text-style-name="P4" draw:layer="layout" svg:x1="15.849cm" svg:y1="17.948cm" svg:x2="15.649cm" svg:y2="17.748cm">
              <text:p/>
            </draw:line>
          </draw:g>
        </draw:g>
        <draw:g>
          <draw:custom-shape draw:style-name="gr19" draw:text-style-name="P2" draw:layer="layout" svg:width="3cm" svg:height="3cm" svg:x="13.172cm" svg:y="11.2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3" draw:layer="layout" svg:width="0.4cm" svg:height="0.2cm" svg:x="15.772cm" svg:y="11.54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0.1cm" svg:height="0.1cm" svg:x="15.672cm" svg:y="11.545cm">
            <text:p/>
            <draw:enhanced-geometry svg:viewBox="0 0 21600 21600" draw:type="rectangle" draw:enhanced-path="M 0 0 L 21600 0 21600 21600 0 21600 0 0 Z N"/>
          </draw:custom-shape>
          <draw:line draw:style-name="gr9" draw:text-style-name="P4" draw:layer="layout" svg:x1="14.09cm" svg:y1="11.363cm" svg:x2="14.099cm" svg:y2="14.158cm">
            <text:p/>
          </draw:line>
          <draw:line draw:style-name="gr9" draw:text-style-name="P4" draw:layer="layout" svg:x1="15.325cm" svg:y1="11.36cm" svg:x2="15.325cm" svg:y2="14.155cm">
            <text:p/>
          </draw:line>
          <draw:frame draw:style-name="gr20" draw:text-style-name="P1" draw:layer="layout" svg:width="0.946cm" svg:height="0.662cm" svg:x="13.089cm" svg:y="12.425cm">
            <draw:text-box>
              <text:p>T1</text:p>
            </draw:text-box>
          </draw:frame>
          <draw:frame draw:style-name="gr20" draw:text-style-name="P1" draw:layer="layout" svg:width="0.946cm" svg:height="0.662cm" svg:x="15.361cm" svg:y="12.417cm">
            <draw:text-box>
              <text:p>T2</text:p>
            </draw:text-box>
          </draw:frame>
          <draw:frame draw:style-name="gr21" draw:text-style-name="P1" draw:layer="layout" svg:width="1.455cm" svg:height="1.895cm" svg:x="13.993cm" svg:y="11.835cm">
            <draw:text-box>
              <text:p>Welches Team?</text:p>
            </draw:text-box>
          </draw:frame>
        </draw:g>
        <draw:frame draw:style-name="gr22" draw:text-style-name="P1" draw:layer="layout" svg:width="3.005cm" svg:height="0.826cm" svg:x="13.387cm" svg:y="10.472cm">
          <draw:text-box>
            <text:p>Team Auswahl</text:p>
          </draw:text-box>
        </draw:frame>
        <draw:g>
          <draw:custom-shape draw:style-name="gr19" draw:text-style-name="P2" draw:layer="layout" svg:width="3cm" svg:height="3cm" svg:x="16.877cm" svg:y="11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3" draw:layer="layout" svg:width="0.4cm" svg:height="0.2cm" svg:x="19.477cm" svg:y="11.61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0.1cm" svg:height="0.1cm" svg:x="19.377cm" svg:y="11.614cm">
            <text:p/>
            <draw:enhanced-geometry svg:viewBox="0 0 21600 21600" draw:type="rectangle" draw:enhanced-path="M 0 0 L 21600 0 21600 21600 0 21600 0 0 Z N"/>
          </draw:custom-shape>
          <draw:line draw:style-name="gr9" draw:text-style-name="P4" draw:layer="layout" svg:x1="17.795cm" svg:y1="11.432cm" svg:x2="17.804cm" svg:y2="14.227cm">
            <text:p/>
          </draw:line>
          <draw:line draw:style-name="gr9" draw:text-style-name="P4" draw:layer="layout" svg:x1="19.03cm" svg:y1="11.429cm" svg:x2="19.03cm" svg:y2="14.224cm">
            <text:p/>
          </draw:line>
          <draw:frame draw:style-name="gr20" draw:text-style-name="P1" draw:layer="layout" svg:width="0.946cm" svg:height="0.662cm" svg:x="16.794cm" svg:y="12.494cm">
            <draw:text-box>
              <text:p>T1</text:p>
            </draw:text-box>
          </draw:frame>
          <draw:frame draw:style-name="gr20" draw:text-style-name="P1" draw:layer="layout" svg:width="0.946cm" svg:height="0.662cm" svg:x="19.066cm" svg:y="12.486cm">
            <draw:text-box>
              <text:p>T2</text:p>
            </draw:text-box>
          </draw:frame>
          <draw:frame draw:style-name="gr21" draw:text-style-name="P1" draw:layer="layout" svg:width="1.455cm" svg:height="1.895cm" svg:x="17.698cm" svg:y="11.904cm">
            <draw:text-box>
              <text:p>Welches Team?</text:p>
            </draw:text-box>
          </draw:frame>
        </draw:g>
        <draw:frame draw:style-name="gr22" draw:text-style-name="P1" draw:layer="layout" svg:width="3.005cm" svg:height="0.826cm" svg:x="17.092cm" svg:y="10.541cm">
          <draw:text-box>
            <text:p>Team Auswahl</text:p>
          </draw:text-box>
        </draw:frame>
        <draw:frame draw:style-name="gr2" draw:text-style-name="P1" draw:layer="layout" svg:width="3.4cm" svg:height="0.994cm" svg:x="16.768cm" svg:y="15.074cm">
          <draw:text-box>
            <text:p>Gelbe/rote Karte</text:p>
          </draw:text-box>
        </draw:frame>
        <draw:g>
          <draw:g>
            <draw:custom-shape draw:style-name="gr8" draw:text-style-name="P2" draw:layer="layout" svg:width="3cm" svg:height="3cm" svg:x="16.792cm" svg:y="16.2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4cm" svg:height="0.2cm" svg:x="19.392cm" svg:y="16.53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1cm" svg:height="0.1cm" svg:x="19.292cm" svg:y="16.532cm">
              <text:p/>
              <draw:enhanced-geometry svg:viewBox="0 0 21600 21600" draw:type="rectangle" draw:enhanced-path="M 0 0 L 21600 0 21600 21600 0 21600 0 0 Z N"/>
            </draw:custom-shape>
          </draw:g>
          <draw:line draw:style-name="gr9" draw:text-style-name="P4" draw:layer="layout" svg:x1="17.004cm" svg:y1="17.049cm" svg:x2="19.654cm" svg:y2="17.063cm">
            <text:p/>
          </draw:line>
          <draw:frame draw:style-name="gr15" draw:text-style-name="P1" draw:layer="layout" svg:width="1.897cm" svg:height="0.703cm" svg:x="17.349cm" svg:y="16.315cm">
            <draw:text-box>
              <text:p>Eingabe</text:p>
            </draw:text-box>
          </draw:frame>
          <draw:line draw:style-name="gr5" draw:text-style-name="P4" draw:layer="layout" svg:x1="18.762cm" svg:y1="19.128cm" svg:x2="18.762cm" svg:y2="17.117cm">
            <text:p/>
          </draw:line>
          <draw:line draw:style-name="gr5" draw:text-style-name="P4" draw:layer="layout" svg:x1="18.754cm" svg:y1="17.584cm" svg:x2="19.763cm" svg:y2="17.582cm">
            <text:p/>
          </draw:line>
          <draw:line draw:style-name="gr5" draw:text-style-name="P4" draw:layer="layout" svg:x1="16.813cm" svg:y1="17.585cm" svg:x2="18.74cm" svg:y2="17.585cm">
            <text:p/>
          </draw:line>
          <draw:line draw:style-name="gr5" draw:text-style-name="P4" draw:layer="layout" svg:x1="16.931cm" svg:y1="18.299cm" svg:x2="19.642cm" svg:y2="18.3cm">
            <text:p/>
          </draw:line>
          <draw:line draw:style-name="gr5" draw:text-style-name="P4" draw:layer="layout" svg:x1="17.424cm" svg:y1="17.046cm" svg:x2="17.424cm" svg:y2="18.973cm">
            <text:p/>
          </draw:line>
          <draw:line draw:style-name="gr5" draw:text-style-name="P4" draw:layer="layout" svg:x1="18.094cm" svg:y1="17.061cm" svg:x2="18.094cm" svg:y2="19.179cm">
            <text:p/>
          </draw:line>
          <draw:frame draw:style-name="gr15" draw:text-style-name="P1" draw:layer="layout" svg:width="2.761cm" svg:height="0.703cm" svg:x="16.916cm" svg:y="17.013cm">
            <draw:text-box>
              <text:p>1 <text:s text:c="2"/>2 <text:s text:c="3"/>3 <text:s text:c="3"/>0</text:p>
            </draw:text-box>
          </draw:frame>
          <draw:frame draw:style-name="gr15" draw:text-style-name="P1" draw:layer="layout" svg:width="2.88cm" svg:height="0.703cm" svg:x="16.905cm" svg:y="17.643cm">
            <draw:text-box>
              <text:p>4 <text:s text:c="2"/>5 <text:s text:c="3"/>6 <text:s text:c="4"/>T1</text:p>
            </draw:text-box>
          </draw:frame>
          <draw:frame draw:style-name="gr15" draw:text-style-name="P1" draw:layer="layout" svg:width="2.803cm" svg:height="0.703cm" svg:x="16.93cm" svg:y="18.188cm">
            <draw:text-box>
              <text:p>7 <text:s text:c="2"/>8 <text:s text:c="3"/>9 <text:s text:c="4"/>T2</text:p>
            </draw:text-box>
          </draw:frame>
        </draw:g>
        <draw:frame draw:style-name="gr1" draw:text-style-name="P1" draw:layer="layout" svg:width="2.694cm" svg:height="0.662cm" svg:x="1.346cm" svg:y="19.441cm">
          <draw:text-box>
            <text:p>Aktives Spiel</text:p>
          </draw:text-box>
        </draw:frame>
        <draw:frame draw:style-name="gr1" draw:text-style-name="P1" draw:layer="layout" svg:width="2.721cm" svg:height="0.662cm" svg:x="5.451cm" svg:y="19.459cm">
          <draw:text-box>
            <text:p>Spielauswahl</text:p>
          </draw:text-box>
        </draw:frame>
        <draw:frame draw:style-name="gr1" draw:text-style-name="P1" draw:layer="layout" svg:width="2.646cm" svg:height="0.662cm" svg:x="9.603cm" svg:y="19.625cm">
          <draw:text-box>
            <text:p>Zeitmessung</text:p>
          </draw:text-box>
        </draw:frame>
        <draw:frame draw:style-name="gr1" draw:text-style-name="P1" draw:layer="layout" svg:width="1.724cm" svg:height="0.662cm" svg:x="1.83cm" svg:y="24.186cm">
          <draw:text-box>
            <text:p>Punkte</text:p>
          </draw:text-box>
        </draw:frame>
        <draw:frame draw:style-name="gr2" draw:text-style-name="P1" draw:layer="layout" svg:width="3.4cm" svg:height="0.994cm" svg:x="5.384cm" svg:y="24.22cm">
          <draw:text-box>
            <text:p>Gelbe/rote Karte</text:p>
          </draw:text-box>
        </draw:frame>
        <draw:g>
          <draw:custom-shape draw:style-name="gr3" draw:text-style-name="P2" draw:layer="layout" svg:width="3cm" svg:height="3cm" svg:x="1.118cm" svg:y="20.1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2cm" svg:x="3.718cm" svg:y="20.46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1cm" svg:height="0.1cm" svg:x="3.618cm" svg:y="20.466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1.184cm" svg:y1="21.182cm" svg:x2="3.978cm" svg:y2="21.182cm">
            <text:p/>
          </draw:line>
          <draw:line draw:style-name="gr5" draw:text-style-name="P4" draw:layer="layout" svg:x1="1.271cm" svg:y1="22.229cm" svg:x2="3.98cm" svg:y2="22.229cm">
            <text:p/>
          </draw:line>
          <draw:frame draw:style-name="gr1" draw:text-style-name="P1" draw:layer="layout" svg:width="1.496cm" svg:height="0.662cm" svg:x="1.875cm" svg:y="20.39cm">
            <draw:text-box>
              <text:p>10:00</text:p>
            </draw:text-box>
          </draw:frame>
          <draw:frame draw:style-name="gr6" draw:text-style-name="P5" draw:layer="layout" svg:width="1.114cm" svg:height="0.53cm" svg:x="1.221cm" svg:y="20.754cm">
            <draw:text-box>
              <text:p><text:span text:style-name="T1">Nr.12</text:span></text:p>
            </draw:text-box>
          </draw:frame>
          <draw:frame draw:style-name="gr6" draw:text-style-name="P5" draw:layer="layout" svg:width="1.661cm" svg:height="0.53cm" svg:x="1cm" svg:y="21.726cm">
            <draw:text-box>
              <text:p><text:span text:style-name="T1">1. Halbzeit</text:span></text:p>
            </draw:text-box>
          </draw:frame>
          <draw:frame draw:style-name="gr1" draw:text-style-name="P1" draw:layer="layout" svg:width="1.496cm" svg:height="0.662cm" svg:x="1.862cm" svg:y="21.31cm">
            <draw:text-box>
              <text:p>40:00</text:p>
            </draw:text-box>
          </draw:frame>
          <draw:frame draw:style-name="gr7" draw:text-style-name="P1" draw:layer="layout" svg:width="2.038cm" svg:height="0.695cm" svg:x="1.603cm" svg:y="22.257cm">
            <draw:text-box>
              <text:p>T1 Vs T2</text:p>
            </draw:text-box>
          </draw:frame>
        </draw:g>
        <draw:g>
          <draw:custom-shape draw:style-name="gr8" draw:text-style-name="P2" draw:layer="layout" svg:width="3cm" svg:height="3cm" svg:x="5.328cm" svg:y="20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2cm" svg:x="7.928cm" svg:y="20.6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1cm" svg:height="0.1cm" svg:x="7.828cm" svg:y="20.62cm">
            <text:p/>
            <draw:enhanced-geometry svg:viewBox="0 0 21600 21600" draw:type="rectangle" draw:enhanced-path="M 0 0 L 21600 0 21600 21600 0 21600 0 0 Z N"/>
          </draw:custom-shape>
        </draw:g>
        <draw:line draw:style-name="gr9" draw:text-style-name="P4" draw:layer="layout" svg:x1="5.355cm" svg:y1="21.764cm" svg:x2="8.287cm" svg:y2="21.757cm">
          <text:p/>
        </draw:line>
        <draw:frame draw:style-name="gr10" draw:text-style-name="P1" draw:layer="layout" svg:width="3.251cm" svg:height="1.007cm" svg:x="5.255cm" svg:y="21.096cm">
          <draw:text-box>
            <text:p>Spiel auswählen</text:p>
          </draw:text-box>
        </draw:frame>
        <draw:frame draw:style-name="gr10" draw:text-style-name="P1" draw:layer="layout" svg:width="3.251cm" svg:height="1.007cm" svg:x="5.239cm" svg:y="21.792cm">
          <draw:text-box>
            <text:p>Spiel hinzufügen</text:p>
          </draw:text-box>
        </draw:frame>
        <draw:g>
          <draw:g>
            <draw:custom-shape draw:style-name="gr8" draw:text-style-name="P2" draw:layer="layout" svg:width="3cm" svg:height="3cm" svg:x="9.483cm" svg:y="20.3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4cm" svg:height="0.2cm" svg:x="12.083cm" svg:y="20.62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1cm" svg:height="0.1cm" svg:x="11.983cm" svg:y="20.62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1" draw:layer="layout" svg:width="1.918cm" svg:height="1.073cm" svg:x="10.098cm" svg:y="20.501cm">
            <draw:text-box>
              <text:p>Halbzeit starten</text:p>
            </draw:text-box>
          </draw:frame>
          <draw:line draw:style-name="gr9" draw:text-style-name="P4" draw:layer="layout" svg:x1="9.486cm" svg:y1="21.765cm" svg:x2="12.418cm" svg:y2="21.758cm">
            <text:p/>
          </draw:line>
          <draw:frame draw:style-name="gr12" draw:text-style-name="P1" draw:layer="layout" svg:width="2.117cm" svg:height="1.138cm" svg:x="9.987cm" svg:y="21.804cm">
            <draw:text-box>
              <text:p>(Beenden/Reset)</text:p>
            </draw:text-box>
          </draw:frame>
        </draw:g>
        <draw:g>
          <draw:g>
            <draw:custom-shape draw:style-name="gr8" draw:text-style-name="P6" draw:layer="layout" svg:width="3cm" svg:height="3cm" svg:x="1.123cm" svg:y="25.2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7" draw:layer="layout" svg:width="0.4cm" svg:height="0.2cm" svg:x="3.723cm" svg:y="25.503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0.1cm" svg:height="0.1cm" svg:x="3.623cm" svg:y="25.503cm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9" draw:text-style-name="P4" draw:layer="layout" svg:x1="1.215cm" svg:y1="26.108cm" svg:x2="4.035cm" svg:y2="26.113cm">
              <text:p/>
            </draw:line>
            <draw:line draw:style-name="gr9" draw:text-style-name="P4" draw:layer="layout" svg:x1="1.201cm" svg:y1="27.037cm" svg:x2="4.021cm" svg:y2="27.042cm">
              <text:p/>
            </draw:line>
            <draw:frame draw:style-name="gr13" draw:text-style-name="P1" draw:layer="layout" svg:width="1.955cm" svg:height="0.668cm" svg:x="1.691cm" svg:y="25.431cm">
              <draw:text-box>
                <text:p>Versuch</text:p>
              </draw:text-box>
            </draw:frame>
            <draw:frame draw:style-name="gr14" draw:text-style-name="P1" draw:layer="layout" svg:width="2.118cm" svg:height="1.062cm" svg:x="1.615cm" svg:y="26.201cm">
              <draw:text-box>
                <text:p>Erhöhung</text:p>
              </draw:text-box>
            </draw:frame>
            <draw:frame draw:style-name="gr14" draw:text-style-name="P1" draw:layer="layout" svg:width="2.118cm" svg:height="1.062cm" svg:x="1.615cm" svg:y="26.201cm">
              <draw:text-box>
                <text:p>Erhöhung</text:p>
              </draw:text-box>
            </draw:frame>
            <draw:frame draw:style-name="gr11" draw:text-style-name="P1" draw:layer="layout" svg:width="2.061cm" svg:height="1.073cm" svg:x="1.619cm" svg:y="27.066cm">
              <draw:text-box>
                <text:p>Penalty/Drop-kick</text:p>
              </draw:text-box>
            </draw:frame>
          </draw:g>
        </draw:g>
        <draw:g>
          <draw:g>
            <draw:custom-shape draw:style-name="gr8" draw:text-style-name="P2" draw:layer="layout" svg:width="3cm" svg:height="3cm" svg:x="5.408cm" svg:y="25.3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4cm" svg:height="0.2cm" svg:x="8.008cm" svg:y="25.67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1cm" svg:height="0.1cm" svg:x="7.908cm" svg:y="25.678cm">
              <text:p/>
              <draw:enhanced-geometry svg:viewBox="0 0 21600 21600" draw:type="rectangle" draw:enhanced-path="M 0 0 L 21600 0 21600 21600 0 21600 0 0 Z N"/>
            </draw:custom-shape>
          </draw:g>
          <draw:line draw:style-name="gr9" draw:text-style-name="P4" draw:layer="layout" svg:x1="5.62cm" svg:y1="26.195cm" svg:x2="8.27cm" svg:y2="26.209cm">
            <text:p/>
          </draw:line>
          <draw:frame draw:style-name="gr15" draw:text-style-name="P1" draw:layer="layout" svg:width="1.897cm" svg:height="0.703cm" svg:x="5.965cm" svg:y="25.461cm">
            <draw:text-box>
              <text:p>Eingabe</text:p>
            </draw:text-box>
          </draw:frame>
          <draw:line draw:style-name="gr5" draw:text-style-name="P4" draw:layer="layout" svg:x1="7.378cm" svg:y1="28.274cm" svg:x2="7.378cm" svg:y2="26.263cm">
            <text:p/>
          </draw:line>
          <draw:line draw:style-name="gr5" draw:text-style-name="P4" draw:layer="layout" svg:x1="7.37cm" svg:y1="26.73cm" svg:x2="8.379cm" svg:y2="26.728cm">
            <text:p/>
          </draw:line>
          <draw:line draw:style-name="gr5" draw:text-style-name="P4" draw:layer="layout" svg:x1="5.429cm" svg:y1="26.731cm" svg:x2="7.356cm" svg:y2="26.731cm">
            <text:p/>
          </draw:line>
          <draw:line draw:style-name="gr5" draw:text-style-name="P4" draw:layer="layout" svg:x1="5.547cm" svg:y1="27.445cm" svg:x2="8.258cm" svg:y2="27.446cm">
            <text:p/>
          </draw:line>
          <draw:line draw:style-name="gr5" draw:text-style-name="P4" draw:layer="layout" svg:x1="6.04cm" svg:y1="26.192cm" svg:x2="6.04cm" svg:y2="28.119cm">
            <text:p/>
          </draw:line>
          <draw:line draw:style-name="gr5" draw:text-style-name="P4" draw:layer="layout" svg:x1="6.71cm" svg:y1="26.207cm" svg:x2="6.71cm" svg:y2="28.325cm">
            <text:p/>
          </draw:line>
          <draw:frame draw:style-name="gr15" draw:text-style-name="P1" draw:layer="layout" svg:width="2.761cm" svg:height="0.703cm" svg:x="5.532cm" svg:y="26.159cm">
            <draw:text-box>
              <text:p>1 <text:s text:c="2"/>2 <text:s text:c="3"/>3 <text:s text:c="3"/>0</text:p>
            </draw:text-box>
          </draw:frame>
          <draw:frame draw:style-name="gr15" draw:text-style-name="P1" draw:layer="layout" svg:width="2.88cm" svg:height="0.703cm" svg:x="5.521cm" svg:y="26.789cm">
            <draw:text-box>
              <text:p>4 <text:s text:c="2"/>5 <text:s text:c="3"/>6 <text:s text:c="4"/>T1</text:p>
            </draw:text-box>
          </draw:frame>
          <draw:frame draw:style-name="gr15" draw:text-style-name="P1" draw:layer="layout" svg:width="2.803cm" svg:height="0.703cm" svg:x="5.546cm" svg:y="27.334cm">
            <draw:text-box>
              <text:p>7 <text:s text:c="2"/>8 <text:s text:c="3"/>9 <text:s text:c="4"/>T2</text:p>
            </draw:text-box>
          </draw:frame>
        </draw:g>
        <draw:frame draw:style-name="gr16" draw:text-style-name="P1" draw:layer="layout" svg:width="2.555cm" svg:height="0.666cm" svg:x="9.848cm" svg:y="24.343cm">
          <draw:text-box>
            <text:p>Bestätigung</text:p>
          </draw:text-box>
        </draw:frame>
        <draw:g>
          <draw:g>
            <draw:custom-shape draw:style-name="gr17" draw:text-style-name="P2" draw:layer="layout" svg:width="3cm" svg:height="3cm" svg:x="9.616cm" svg:y="25.4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3" draw:layer="layout" svg:width="0.4cm" svg:height="0.2cm" svg:x="12.216cm" svg:y="25.744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3" draw:layer="layout" svg:width="0.1cm" svg:height="0.1cm" svg:x="12.116cm" svg:y="25.74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9" draw:text-style-name="P4" draw:layer="layout" svg:x1="10.347cm" svg:y1="25.658cm" svg:x2="10.347cm" svg:y2="28.198cm">
            <text:p/>
          </draw:line>
          <draw:line draw:style-name="gr9" draw:text-style-name="P4" draw:layer="layout" svg:x1="11.89cm" svg:y1="25.651cm" svg:x2="11.89cm" svg:y2="28.191cm">
            <text:p/>
          </draw:line>
          <draw:g>
            <draw:line draw:style-name="gr5" draw:text-style-name="P4" draw:layer="layout" svg:x1="9.84cm" svg:y1="26.8cm" svg:x2="10.179cm" svg:y2="27.139cm">
              <text:p/>
            </draw:line>
            <draw:line draw:style-name="gr5" draw:text-style-name="P4" draw:layer="layout" svg:x1="10.178cm" svg:y1="26.801cm" svg:x2="9.839cm" svg:y2="27.14cm">
              <text:p/>
            </draw:line>
          </draw:g>
          <draw:g>
            <draw:line draw:style-name="gr5" draw:text-style-name="P4" draw:layer="layout" svg:x1="12.455cm" svg:y1="26.817cm" svg:x2="12.155cm" svg:y2="27.117cm">
              <text:p/>
            </draw:line>
            <draw:line draw:style-name="gr5" draw:text-style-name="P4" draw:layer="layout" svg:x1="12.224cm" svg:y1="27.117cm" svg:x2="12.024cm" svg:y2="26.917cm">
              <text:p/>
            </draw:line>
          </draw:g>
        </draw:g>
        <draw:frame draw:style-name="gr16" draw:text-style-name="P1" draw:layer="layout" svg:width="2.555cm" svg:height="0.666cm" svg:x="13.463cm" svg:y="24.421cm">
          <draw:text-box>
            <text:p>Bestätigung</text:p>
          </draw:text-box>
        </draw:frame>
        <draw:g>
          <draw:g>
            <draw:custom-shape draw:style-name="gr17" draw:text-style-name="P2" draw:layer="layout" svg:width="3cm" svg:height="3cm" svg:x="13.241cm" svg:y="25.5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3" draw:layer="layout" svg:width="0.4cm" svg:height="0.2cm" svg:x="15.841cm" svg:y="25.822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3" draw:layer="layout" svg:width="0.1cm" svg:height="0.1cm" svg:x="15.741cm" svg:y="25.822cm">
              <text:p/>
              <draw:enhanced-geometry svg:viewBox="0 0 21600 21600" draw:type="rectangle" draw:enhanced-path="M 0 0 L 21600 0 21600 21600 0 21600 0 0 Z N"/>
            </draw:custom-shape>
          </draw:g>
          <draw:line draw:style-name="gr9" draw:text-style-name="P4" draw:layer="layout" svg:x1="13.972cm" svg:y1="25.736cm" svg:x2="13.972cm" svg:y2="28.276cm">
            <text:p/>
          </draw:line>
          <draw:line draw:style-name="gr9" draw:text-style-name="P4" draw:layer="layout" svg:x1="15.515cm" svg:y1="25.729cm" svg:x2="15.515cm" svg:y2="28.269cm">
            <text:p/>
          </draw:line>
          <draw:g>
            <draw:line draw:style-name="gr5" draw:text-style-name="P4" draw:layer="layout" svg:x1="13.465cm" svg:y1="26.878cm" svg:x2="13.804cm" svg:y2="27.217cm">
              <text:p/>
            </draw:line>
            <draw:line draw:style-name="gr5" draw:text-style-name="P4" draw:layer="layout" svg:x1="13.803cm" svg:y1="26.879cm" svg:x2="13.464cm" svg:y2="27.218cm">
              <text:p/>
            </draw:line>
          </draw:g>
          <draw:g>
            <draw:line draw:style-name="gr5" draw:text-style-name="P4" draw:layer="layout" svg:x1="16.08cm" svg:y1="26.895cm" svg:x2="15.78cm" svg:y2="27.195cm">
              <text:p/>
            </draw:line>
            <draw:line draw:style-name="gr5" draw:text-style-name="P4" draw:layer="layout" svg:x1="15.849cm" svg:y1="27.195cm" svg:x2="15.649cm" svg:y2="26.995cm">
              <text:p/>
            </draw:line>
          </draw:g>
        </draw:g>
        <draw:g>
          <draw:custom-shape draw:style-name="gr19" draw:text-style-name="P2" draw:layer="layout" svg:width="3cm" svg:height="3cm" svg:x="13.172cm" svg:y="20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3" draw:layer="layout" svg:width="0.4cm" svg:height="0.2cm" svg:x="15.772cm" svg:y="20.792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0.1cm" svg:height="0.1cm" svg:x="15.672cm" svg:y="20.792cm">
            <text:p/>
            <draw:enhanced-geometry svg:viewBox="0 0 21600 21600" draw:type="rectangle" draw:enhanced-path="M 0 0 L 21600 0 21600 21600 0 21600 0 0 Z N"/>
          </draw:custom-shape>
          <draw:line draw:style-name="gr9" draw:text-style-name="P4" draw:layer="layout" svg:x1="14.09cm" svg:y1="20.61cm" svg:x2="14.099cm" svg:y2="23.405cm">
            <text:p/>
          </draw:line>
          <draw:line draw:style-name="gr9" draw:text-style-name="P4" draw:layer="layout" svg:x1="15.325cm" svg:y1="20.607cm" svg:x2="15.325cm" svg:y2="23.402cm">
            <text:p/>
          </draw:line>
          <draw:frame draw:style-name="gr20" draw:text-style-name="P1" draw:layer="layout" svg:width="0.946cm" svg:height="0.662cm" svg:x="13.089cm" svg:y="21.672cm">
            <draw:text-box>
              <text:p>T1</text:p>
            </draw:text-box>
          </draw:frame>
          <draw:frame draw:style-name="gr20" draw:text-style-name="P1" draw:layer="layout" svg:width="0.946cm" svg:height="0.662cm" svg:x="15.361cm" svg:y="21.664cm">
            <draw:text-box>
              <text:p>T2</text:p>
            </draw:text-box>
          </draw:frame>
          <draw:frame draw:style-name="gr21" draw:text-style-name="P1" draw:layer="layout" svg:width="1.455cm" svg:height="1.895cm" svg:x="13.993cm" svg:y="21.082cm">
            <draw:text-box>
              <text:p>Welches Team?</text:p>
            </draw:text-box>
          </draw:frame>
        </draw:g>
        <draw:frame draw:style-name="gr22" draw:text-style-name="P1" draw:layer="layout" svg:width="3.005cm" svg:height="0.826cm" svg:x="13.387cm" svg:y="19.719cm">
          <draw:text-box>
            <text:p>Team Auswahl</text:p>
          </draw:text-box>
        </draw:frame>
        <draw:g>
          <draw:custom-shape draw:style-name="gr19" draw:text-style-name="P2" draw:layer="layout" svg:width="3cm" svg:height="3cm" svg:x="16.877cm" svg:y="20.5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3" draw:layer="layout" svg:width="0.4cm" svg:height="0.2cm" svg:x="19.477cm" svg:y="20.86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0.1cm" svg:height="0.1cm" svg:x="19.377cm" svg:y="20.861cm">
            <text:p/>
            <draw:enhanced-geometry svg:viewBox="0 0 21600 21600" draw:type="rectangle" draw:enhanced-path="M 0 0 L 21600 0 21600 21600 0 21600 0 0 Z N"/>
          </draw:custom-shape>
          <draw:line draw:style-name="gr9" draw:text-style-name="P4" draw:layer="layout" svg:x1="17.795cm" svg:y1="20.679cm" svg:x2="17.804cm" svg:y2="23.474cm">
            <text:p/>
          </draw:line>
          <draw:line draw:style-name="gr9" draw:text-style-name="P4" draw:layer="layout" svg:x1="19.03cm" svg:y1="20.676cm" svg:x2="19.03cm" svg:y2="23.471cm">
            <text:p/>
          </draw:line>
          <draw:frame draw:style-name="gr20" draw:text-style-name="P1" draw:layer="layout" svg:width="0.946cm" svg:height="0.662cm" svg:x="16.794cm" svg:y="21.741cm">
            <draw:text-box>
              <text:p>T1</text:p>
            </draw:text-box>
          </draw:frame>
          <draw:frame draw:style-name="gr20" draw:text-style-name="P1" draw:layer="layout" svg:width="0.946cm" svg:height="0.662cm" svg:x="19.066cm" svg:y="21.733cm">
            <draw:text-box>
              <text:p>T2</text:p>
            </draw:text-box>
          </draw:frame>
          <draw:frame draw:style-name="gr21" draw:text-style-name="P1" draw:layer="layout" svg:width="1.455cm" svg:height="1.895cm" svg:x="17.698cm" svg:y="21.151cm">
            <draw:text-box>
              <text:p>Welches Team?</text:p>
            </draw:text-box>
          </draw:frame>
        </draw:g>
        <draw:frame draw:style-name="gr22" draw:text-style-name="P1" draw:layer="layout" svg:width="3.005cm" svg:height="0.826cm" svg:x="17.092cm" svg:y="19.788cm">
          <draw:text-box>
            <text:p>Team Auswahl</text:p>
          </draw:text-box>
        </draw:frame>
        <draw:frame draw:style-name="gr2" draw:text-style-name="P1" draw:layer="layout" svg:width="3.4cm" svg:height="0.994cm" svg:x="16.768cm" svg:y="24.321cm">
          <draw:text-box>
            <text:p>Gelbe/rote Karte</text:p>
          </draw:text-box>
        </draw:frame>
        <draw:g>
          <draw:g>
            <draw:custom-shape draw:style-name="gr8" draw:text-style-name="P2" draw:layer="layout" svg:width="3cm" svg:height="3cm" svg:x="16.792cm" svg:y="25.4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4cm" svg:height="0.2cm" svg:x="19.392cm" svg:y="25.779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0.1cm" svg:height="0.1cm" svg:x="19.292cm" svg:y="25.779cm">
              <text:p/>
              <draw:enhanced-geometry svg:viewBox="0 0 21600 21600" draw:type="rectangle" draw:enhanced-path="M 0 0 L 21600 0 21600 21600 0 21600 0 0 Z N"/>
            </draw:custom-shape>
          </draw:g>
          <draw:line draw:style-name="gr9" draw:text-style-name="P4" draw:layer="layout" svg:x1="17.004cm" svg:y1="26.296cm" svg:x2="19.654cm" svg:y2="26.31cm">
            <text:p/>
          </draw:line>
          <draw:frame draw:style-name="gr15" draw:text-style-name="P1" draw:layer="layout" svg:width="1.897cm" svg:height="0.703cm" svg:x="17.349cm" svg:y="25.562cm">
            <draw:text-box>
              <text:p>Eingabe</text:p>
            </draw:text-box>
          </draw:frame>
          <draw:line draw:style-name="gr5" draw:text-style-name="P4" draw:layer="layout" svg:x1="18.762cm" svg:y1="28.375cm" svg:x2="18.762cm" svg:y2="26.364cm">
            <text:p/>
          </draw:line>
          <draw:line draw:style-name="gr5" draw:text-style-name="P4" draw:layer="layout" svg:x1="18.754cm" svg:y1="26.831cm" svg:x2="19.763cm" svg:y2="26.829cm">
            <text:p/>
          </draw:line>
          <draw:line draw:style-name="gr5" draw:text-style-name="P4" draw:layer="layout" svg:x1="16.813cm" svg:y1="26.832cm" svg:x2="18.74cm" svg:y2="26.832cm">
            <text:p/>
          </draw:line>
          <draw:line draw:style-name="gr5" draw:text-style-name="P4" draw:layer="layout" svg:x1="16.931cm" svg:y1="27.546cm" svg:x2="19.642cm" svg:y2="27.547cm">
            <text:p/>
          </draw:line>
          <draw:line draw:style-name="gr5" draw:text-style-name="P4" draw:layer="layout" svg:x1="17.424cm" svg:y1="26.293cm" svg:x2="17.424cm" svg:y2="28.22cm">
            <text:p/>
          </draw:line>
          <draw:line draw:style-name="gr5" draw:text-style-name="P4" draw:layer="layout" svg:x1="18.094cm" svg:y1="26.308cm" svg:x2="18.094cm" svg:y2="28.426cm">
            <text:p/>
          </draw:line>
          <draw:frame draw:style-name="gr15" draw:text-style-name="P1" draw:layer="layout" svg:width="2.761cm" svg:height="0.703cm" svg:x="16.916cm" svg:y="26.26cm">
            <draw:text-box>
              <text:p>1 <text:s text:c="2"/>2 <text:s text:c="3"/>3 <text:s text:c="3"/>0</text:p>
            </draw:text-box>
          </draw:frame>
          <draw:frame draw:style-name="gr15" draw:text-style-name="P1" draw:layer="layout" svg:width="2.88cm" svg:height="0.703cm" svg:x="16.905cm" svg:y="26.89cm">
            <draw:text-box>
              <text:p>4 <text:s text:c="2"/>5 <text:s text:c="3"/>6 <text:s text:c="4"/>T1</text:p>
            </draw:text-box>
          </draw:frame>
          <draw:frame draw:style-name="gr15" draw:text-style-name="P1" draw:layer="layout" svg:width="2.803cm" svg:height="0.703cm" svg:x="16.93cm" svg:y="27.435cm">
            <draw:text-box>
              <text:p>7 <text:s text:c="2"/>8 <text:s text:c="3"/>9 <text:s text:c="4"/>T2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0.5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33M6S</meta:editing-duration>
    <meta:editing-cycles>7</meta:editing-cycles>
    <meta:generator>LibreOffice/5.1.5.2$Windows_x86 LibreOffice_project/7a864d8825610a8c07cfc3bc01dd4fce6a9447e5</meta:generator>
    <dc:date>2016-12-30T17:52:49.461000000</dc:date>
    <meta:document-statistic meta:object-count="372"/>
  </office:meta>
</office:document-meta>
</file>